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 style:master-page-name="HTML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fo:language="en" fo:country="US" style:font-name-asian="Times New Roman1" style:font-size-asian="10pt" style:font-name-complex="Times New Roman1" style:font-size-complex="10pt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fo:color="#0000ff" style:font-name="Times New Roman1" fo:font-size="18pt" fo:language="en" fo:country="US" style:font-name-asian="Times New Roman1" style:font-size-asian="12pt" style:font-name-complex="Times New Roman1" style:font-size-complex="12pt"/>
    </style:style>
    <style:style style:name="P5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T1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2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fo:language="ru" fo:country="RU" fo:font-weight="normal" style:font-weight-asian="normal" style:font-weight-complex="normal"/>
    </style:style>
    <style:style style:name="T5" style:family="text">
      <style:text-properties fo:language="en" fo:country="US" fo:font-weight="normal" style:font-weight-asian="normal" style:font-weight-complex="normal"/>
    </style:style>
    <style:style style:name="T6" style:family="text">
      <style:text-properties style:font-name="Times New Roman3" fo:font-size="14pt" fo:language="en" fo:country="none"/>
    </style:style>
    <style:style style:name="T7" style:family="text">
      <style:text-properties style:font-name="Times New Roman3" fo:font-size="14pt" fo:language="en" fo:country="none" fo:font-style="italic"/>
    </style:style>
    <style:style style:name="T8" style:family="text">
      <style:text-properties style:font-name="Times New Roman3" fo:font-size="14pt" fo:language="en" fo:country="none" fo:font-style="italic" fo:font-weight="normal" style:font-weight-asian="normal" style:font-weight-complex="normal"/>
    </style:style>
    <style:style style:name="T9" style:family="text">
      <style:text-properties style:font-name="Times New Roman3" fo:font-size="14pt" fo:language="en" fo:country="none" fo:font-weight="normal" style:font-name-asian="Times New Roman1" style:font-weight-asian="normal" style:font-name-complex="Times New Roman1" style:font-weight-complex="normal"/>
    </style:style>
    <style:style style:name="T10" style:family="text">
      <style:text-properties style:font-name="Times New Roman3" fo:font-size="14pt" fo:language="en" fo:country="none" fo:font-weight="normal" style:font-weight-asian="normal" style:font-weight-complex="normal"/>
    </style:style>
    <style:style style:name="T11" style:family="text">
      <style:text-properties style:font-name="Times New Roman3" fo:font-size="14pt" fo:language="en" fo:country="none" fo:font-weight="bold" style:font-weight-asian="normal" style:font-weight-complex="normal"/>
    </style:style>
    <style:style style:name="T12" style:family="text">
      <style:text-properties fo:color="#000000" style:font-name="Times New Roman3" fo:font-size="14pt" fo:language="en" fo:country="GB" fo:font-weight="bold" style:font-size-asian="14pt" style:font-weight-asian="normal" style:font-size-complex="14pt" style:font-weight-complex="normal"/>
    </style:style>
    <style:style style:name="T13" style:family="text">
      <style:text-properties fo:color="#000000" style:font-name="Times New Roman3" fo:font-size="14pt" fo:language="en" fo:country="GB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85cm" svg:height="0.87cm" draw:z-index="0"><draw:image xlink:href="../../odt_eng/images/3033.png" xlink:type="simple" xlink:show="embed" xlink:actuate="onLoad"/></draw:frame></text:p>
          </table:table-cell>
          <table:table-cell table:style-name="Table1.B1" office:value-type="string">
            <text:p text:style-name="P4">Pulse by leading edge or trailing edge</text:p>
          </table:table-cell>
        </table:table-row>
        <table:table-row>
          <table:table-cell table:style-name="Table1.A2" office:value-type="string">
            <text:p text:style-name="P2">In palette</text:p>
          </table:table-cell>
          <table:table-cell table:style-name="Table1.B1" office:value-type="string">
            <text:p text:style-name="Standard"/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72cm" svg:height="1.51cm" draw:z-index="0"><draw:image xlink:href="../../odt_eng/images/3033_in_scheme.png" xlink:type="simple" xlink:show="embed" xlink:actuate="onLoad"/></draw:frame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4" office:value-type="string">
            <text:p text:style-name="P2">In diagram</text:p>
          </table:table-cell>
          <table:table-cell table:style-name="Table1.B4" office:value-type="string">
            <text:p text:style-name="Standard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T6">The unit forms the pulse of value 1 with duration of </text:span><text:span text:style-name="T7">one</text:span><text:span text:style-name="T6"> step of integration, at each change of the input value from zero to one or from one to zero:</text:span> </text:p>
            <text:p text:style-name="P3"><text:span text:style-name="T1"><draw:frame draw:style-name="fr3" draw:name="Объект1" text:anchor-type="as-char" svg:width="6.465cm" svg:height="1.251cm" draw:z-index="0"><draw:object xlink:href="./Object 3" xlink:type="simple" xlink:show="embed" xlink:actuate="onLoad"/><draw:image xlink:href="./ObjectReplacements/Object 3" xlink:type="simple" xlink:show="embed" xlink:actuate="onLoad"/><svg:title>формула</svg:title></draw:frame></text:span><text:span text:style-name="T1">,</text:span></text:p>
            <text:p text:style-name="Text_20_body"><text:span text:style-name="T3">where</text:span><text:span text:style-name="T2"> </text:span><text:span text:style-name="T2"><draw:frame draw:style-name="fr3" draw:name="Объект2" text:anchor-type="as-char" svg:width="1.087cm" svg:height="0.564cm" draw:z-index="0"><draw:object xlink:href="./Object 4" xlink:type="simple" xlink:show="embed" xlink:actuate="onLoad"/><draw:image xlink:href="./ObjectReplacements/Object 4" xlink:type="simple" xlink:show="embed" xlink:actuate="onLoad"/><svg:title>формула</svg:title></draw:frame></text:span><text:span text:style-name="T2"> </text:span><text:span text:style-name="T9">is for the unit output signal</text:span><text:span text:style-name="T2"> , <text:s/></text:span><text:span text:style-name="T2"><draw:frame draw:style-name="fr3" draw:name="Объект3" text:anchor-type="as-char" svg:width="3.395cm" svg:height="0.564cm" draw:z-index="0"><draw:object xlink:href="./Object 5" xlink:type="simple" xlink:show="embed" xlink:actuate="onLoad"/><draw:image xlink:href="./ObjectReplacements/Object 5" xlink:type="simple" xlink:show="embed" xlink:actuate="onLoad"/><svg:title>формула</svg:title></draw:frame></text:span><text:span text:style-name="T9">are for the input signal at current time and at previous</text:span><text:span text:style-name="T2"> </text:span><text:span text:style-name="T9">time step</text:span><text:span text:style-name="T2"> </text:span><text:span text:style-name="T9">of integration</text:span><text:span text:style-name="T2"> .</text:span></text:p>
            <text:p text:style-name="Text_20_body"><text:span text:style-name="T12">Properties</text:span><text:span text:style-name="T13">: any properties are not required for operation of the unit.</text:span><text:span text:style-name="T4"> </text:span></text:p>
            <text:p text:style-name="Text_20_body"><text:span text:style-name="T11">Note</text:span><text:span text:style-name="T10">:</text:span><text:span text:style-name="T4"> </text:span><text:span text:style-name="T10">if any </text:span><text:span text:style-name="T8">real</text:span><text:span text:style-name="T10"> (rather then </text:span><text:span text:style-name="T8">logical</text:span><text:span text:style-name="T10">) signal is applied to the unit input, then the unit will be considered as </text:span><text:span text:style-name="T8">one</text:span><text:span text:style-name="T10"> in case of</text:span><text:span text:style-name="T4"> </text:span><text:span text:style-name="T4"><draw:frame draw:style-name="fr3" draw:name="Объект4" text:anchor-type="as-char" svg:width="2.073cm" svg:height="0.564cm" draw:z-index="0"><draw:object xlink:href="./Object 1" xlink:type="simple" xlink:show="embed" xlink:actuate="onLoad"/><draw:image xlink:href="./ObjectReplacements/Object 1" xlink:type="simple" xlink:show="embed" xlink:actuate="onLoad"/><svg:title>формула</svg:title></draw:frame></text:span><text:span text:style-name="T10">and </text:span><text:span text:style-name="T8">zero</text:span><text:span text:style-name="T4"> </text:span><text:span text:style-name="T10">in the case of</text:span><text:span text:style-name="T4"> <text:s/></text:span><text:span text:style-name="T4"><draw:frame draw:style-name="fr3" draw:name="Объект5" text:anchor-type="as-char" svg:width="2.073cm" svg:height="0.564cm" draw:z-index="0"><draw:object xlink:href="./Object 2" xlink:type="simple" xlink:show="embed" xlink:actuate="onLoad"/><draw:image xlink:href="./ObjectReplacements/Object 2" xlink:type="simple" xlink:show="embed" xlink:actuate="onLoad"/><svg:title>формула</svg:title></draw:frame></text:span><text:span text:style-name="T5">:</text:span></text:p>
          </table:table-cell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Импульс по фронту или срезу</dc:title>
    <dc:date>2012-03-05T21:02:07.05</dc:date>
    <meta:editing-cycles>117</meta:editing-cycles>
    <meta:editing-duration>PT2H17M38S</meta:editing-duration>
    <dc:creator>Александр </dc:creator>
    <meta:document-statistic meta:table-count="1" meta:image-count="2" meta:object-count="5" meta:page-count="1" meta:paragraph-count="10" meta:word-count="110" meta:character-count="564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u</mi>
      <mrow>
        <mrow>
          <mo stretchy="false">(</mo>
          <mrow>
            <mi>t</mi>
          </mrow>
          <mo stretchy="false">)</mo>
        </mrow>
        <mo stretchy="false">&gt;</mo>
        <mn>0.5</mn>
      </mrow>
    </mrow>
    <annotation encoding="StarMath 5.0">u(t) &gt; 0.5</annotation>
  </semantics>
</math>
</file>

<file path=Object 2/content.xml><?xml version="1.0" encoding="utf-8"?>
<math xmlns="http://www.w3.org/1998/Math/MathML">
  <semantics>
    <mrow>
      <mi>u</mi>
      <mrow>
        <mrow>
          <mo stretchy="false">(</mo>
          <mrow>
            <mi>t</mi>
          </mrow>
          <mo stretchy="false">)</mo>
        </mrow>
        <mo stretchy="false">&lt;</mo>
        <mn>0.5</mn>
      </mrow>
    </mrow>
    <annotation encoding="StarMath 5.0">u(t) &lt; 0.5</annotation>
  </semantics>
</math>
</file>

<file path=Object 3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if</mi>
                    <mi>u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row>
                        <mo stretchy="false">¬</mo>
                        <mi>u</mi>
                      </mrow>
                    </mrow>
                    <mrow>
                      <mo stretchy="false">(</mo>
                      <mrow>
                        <mrow>
                          <mi>t</mi>
                          <mo stretchy="false">−</mo>
                          <mo stretchy="false">Δ</mo>
                        </mrow>
                        <mi>t</mi>
                      </mrow>
                      <mo stretchy="false">)</mo>
                    </mrow>
                    <mi>;</mi>
                  </mrow>
                </mtd>
              </mtr>
              <mtr>
                <mtd>
                  <mrow>
                    <mn>0,</mn>
                    <mi/>
                    <mi mathvariant="italic">for</mi>
                    <mi mathvariant="italic">all</mi>
                    <mi mathvariant="italic">other</mi>
                    <mi mathvariant="italic">cases</mi>
                    <mi>;</mi>
                  </mrow>
                </mtd>
              </mtr>
            </mtable>
          </mrow>
        </mrow>
      </mrow>
    </mrow>
    <annotation encoding="StarMath 5.0">y(t) = left lbrace stack{
alignl 1, ~ if u(t) = neg u(t- %DELTA t); #
alignl 0, ~ for all other cases;  }
right none
</annotation>
  </semantics>
</math>
</file>

<file path=Object 4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5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  <mi>,</mi>
      <mi/>
      <mi>u</mi>
      <mrow>
        <mo stretchy="false">(</mo>
        <mrow>
          <mrow>
            <mi>t</mi>
            <mo stretchy="false">−</mo>
            <mo stretchy="false">Δ</mo>
          </mrow>
          <mi>t</mi>
        </mrow>
        <mo stretchy="false">)</mo>
      </mrow>
    </mrow>
    <annotation encoding="StarMath 5.0">u(t), ~ u(t- %DELTA t)</annotation>
  </semantics>
</math>
</file>